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7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Respondente carregado: ALEX COSTA E SILVA (alexcostaesilva100@gmail.com)</text:p>
          </table:table-cell>
        </table:table-row>
        <table:table-row table:style-name="ro1">
          <table:table-cell office:value-type="string" calcext:value-type="string">
            <text:p>Respondente carregado: ANDR\u00c9 VITOR BASTOS DE MAC\u00caDO (andre.vbm28@gmail.com)</text:p>
          </table:table-cell>
        </table:table-row>
        <table:table-row table:style-name="ro1">
          <table:table-cell office:value-type="string" calcext:value-type="string">
            <text:p>Respondente carregado: ARTHUR GOMES WEITZEL (arthurgweitzel@gmail.com)</text:p>
          </table:table-cell>
        </table:table-row>
        <table:table-row table:style-name="ro1">
          <table:table-cell office:value-type="string" calcext:value-type="string">
            <text:p>Respondente carregado: CARLOS EDUARDO PERINI FIDELIS (carlosperinifidelis@gmail.com)</text:p>
          </table:table-cell>
        </table:table-row>
        <table:table-row table:style-name="ro1">
          <table:table-cell office:value-type="string" calcext:value-type="string">
            <text:p>Respondente j\u00e1 estava cadastrado: DANIEL PEREIRA (danielpereira.ifc@gmail.com)</text:p>
          </table:table-cell>
        </table:table-row>
        <table:table-row table:style-name="ro1">
          <table:table-cell office:value-type="string" calcext:value-type="string">
            <text:p>Respondente carregado: DAVID KAUAN CARNEIRO PEREIRA (secdavidka@gmail.com)</text:p>
          </table:table-cell>
        </table:table-row>
        <table:table-row table:style-name="ro1">
          <table:table-cell office:value-type="string" calcext:value-type="string">
            <text:p>Respondente carregado: ESTEV\u00c3O GOERLL NASCIMENTO (estevao.ifc@gmail.com)</text:p>
          </table:table-cell>
        </table:table-row>
        <table:table-row table:style-name="ro1">
          <table:table-cell office:value-type="string" calcext:value-type="string">
            <text:p>Respondente carregado: GABRIEL DE CARVALHO TAVARES (gcarvz30@gmail.com)</text:p>
          </table:table-cell>
        </table:table-row>
        <table:table-row table:style-name="ro1">
          <table:table-cell office:value-type="string" calcext:value-type="string">
            <text:p>Respondente j\u00e1 estava cadastrado: GABRIEL RODRIGUES DE CARVALHO (gabrielrc2004@gmail.com)</text:p>
          </table:table-cell>
        </table:table-row>
        <table:table-row table:style-name="ro1">
          <table:table-cell office:value-type="string" calcext:value-type="string">
            <text:p>Respondente carregado: GABRIEL RODRIGUES GONCALVES (gabriel2332rodrigues@gmail.com)</text:p>
          </table:table-cell>
        </table:table-row>
        <table:table-row table:style-name="ro1">
          <table:table-cell office:value-type="string" calcext:value-type="string">
            <text:p>Respondente carregado: GIOVANI ZANELLA DA MAIA (giovanizanellaes@gmail.com)</text:p>
          </table:table-cell>
        </table:table-row>
        <table:table-row table:style-name="ro1">
          <table:table-cell office:value-type="string" calcext:value-type="string">
            <text:p>Respondente carregado: GUILHERME DE CAMPOS (guilhermedecampos12@gmail.com)</text:p>
          </table:table-cell>
        </table:table-row>
        <table:table-row table:style-name="ro1">
          <table:table-cell office:value-type="string" calcext:value-type="string">
            <text:p>Respondente carregado: GUILHERME SERAFIN DE CARVALHO (guilhermeserafin@gmail.com)</text:p>
          </table:table-cell>
        </table:table-row>
        <table:table-row table:style-name="ro1">
          <table:table-cell table:style-name="ce1" office:value-type="string" calcext:value-type="string">
            <text:p>Respondente j\u00e1 estava cadastrado: GUSTAVO TRAMONTIN PEDRO (um@gmail.com)</text:p>
          </table:table-cell>
        </table:table-row>
        <table:table-row table:style-name="ro1">
          <table:table-cell office:value-type="string" calcext:value-type="string">
            <text:p>Respondente carregado: ITALO SCARDUELLI DE OLIVEIRA EBEL (marmorito2016@gmail.com)</text:p>
          </table:table-cell>
        </table:table-row>
        <table:table-row table:style-name="ro1">
          <table:table-cell office:value-type="string" calcext:value-type="string">
            <text:p>Respondente carregado: JOAO DANIEL CARVALHO GARCIA (joaodanielgarcia@hotmail.com)</text:p>
          </table:table-cell>
        </table:table-row>
        <table:table-row table:style-name="ro1">
          <table:table-cell office:value-type="string" calcext:value-type="string">
            <text:p>Respondente carregado: JOAO PEDRO HANISCH (joaop.hanisch@gmail.com)</text:p>
          </table:table-cell>
        </table:table-row>
        <table:table-row table:style-name="ro1">
          <table:table-cell table:style-name="ce1" office:value-type="string" calcext:value-type="string">
            <text:p>Respondente j\u00e1 estava cadastrado: JO\u00c3O VITOR ESPIG (um@gmail.com)</text:p>
          </table:table-cell>
        </table:table-row>
        <table:table-row table:style-name="ro1">
          <table:table-cell office:value-type="string" calcext:value-type="string">
            <text:p>Respondente carregado: JOAO VOLKMANN (joaovolkmann01@gmail.com)</text:p>
          </table:table-cell>
        </table:table-row>
        <table:table-row table:style-name="ro1">
          <table:table-cell office:value-type="string" calcext:value-type="string">
            <text:p>Respondente j\u00e1 estava cadastrado: LARYZE SANTOS SILVA (laryze.ssilva@gmail.com)</text:p>
          </table:table-cell>
        </table:table-row>
        <table:table-row table:style-name="ro1">
          <table:table-cell table:style-name="ce1" office:value-type="string" calcext:value-type="string">
            <text:p>Respondente j\u00e1 estava cadastrado: LUCAS ANDREI CANCELIER MARIN (um@gmail.com)</text:p>
          </table:table-cell>
        </table:table-row>
        <table:table-row table:style-name="ro1">
          <table:table-cell office:value-type="string" calcext:value-type="string">
            <text:p>Respondente carregado: LUCAS TAVEIRA DE SENA (lucasdesena88@gmail.com)</text:p>
          </table:table-cell>
        </table:table-row>
        <table:table-row table:style-name="ro1">
          <table:table-cell table:style-name="ce1" office:value-type="string" calcext:value-type="string">
            <text:p>Respondente j\u00e1 estava cadastrado: MARCO ANTONIO SAMUELSSON (marcosamuelsson@gmail.com)</text:p>
          </table:table-cell>
        </table:table-row>
        <table:table-row table:style-name="ro1">
          <table:table-cell office:value-type="string" calcext:value-type="string">
            <text:p>Respondente carregado: MARIA EDUARDA ODORIZZI (mariaodorizzi.ifc@gmail.com)</text:p>
          </table:table-cell>
        </table:table-row>
        <table:table-row table:style-name="ro1">
          <table:table-cell table:style-name="ce1" office:value-type="string" calcext:value-type="string">
            <text:p>Respondente j\u00e1 estava cadastrado: MICKAEL REICHERT (um@gmail.com)</text:p>
          </table:table-cell>
        </table:table-row>
        <table:table-row table:style-name="ro1">
          <table:table-cell office:value-type="string" calcext:value-type="string">
            <text:p>Respondente carregado: RAFAEL CAUA BEHLING NUNES (rafaelcauabehlingnunesifc@gmail.com)</text:p>
          </table:table-cell>
        </table:table-row>
        <table:table-row table:style-name="ro1">
          <table:table-cell office:value-type="string" calcext:value-type="string">
            <text:p>Respondente carregado: RAQUEL DIAS SIM\u00d5ES (raquel.ifc2023@gmail.com)</text:p>
          </table:table-cell>
        </table:table-row>
        <table:table-row table:style-name="ro1">
          <table:table-cell office:value-type="string" calcext:value-type="string">
            <text:p>Respondente carregado: RHUAN PABLO ANUNCIACAO DA SILVA DE AMORIM (rh.amorimifc@gmail.com)</text:p>
          </table:table-cell>
        </table:table-row>
        <table:table-row table:style-name="ro1">
          <table:table-cell office:value-type="string" calcext:value-type="string">
            <text:p>Respondente carregado: SAMUEL BERNARDO VERAS (samuel.bernardo.veras@gmail.com)</text:p>
          </table:table-cell>
        </table:table-row>
        <table:table-row table:style-name="ro1">
          <table:table-cell table:style-name="ce1" office:value-type="string" calcext:value-type="string">
            <text:p>Respondente j\u00e1 estava cadastrado: SOFIA EFFTING (um@gmail.com)</text:p>
          </table:table-cell>
        </table:table-row>
        <table:table-row table:style-name="ro1">
          <table:table-cell office:value-type="string" calcext:value-type="string">
            <text:p>Respondente carregado: SOFIA LIMA DOS SANTOS (sofiasantoslima23@gmail.com)</text:p>
          </table:table-cell>
        </table:table-row>
        <table:table-row table:style-name="ro1">
          <table:table-cell office:value-type="string" calcext:value-type="string">
            <text:p>Respondente carregado: YEAN JY CHEN (yeanchen3@gmail.com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07:23:56.691262638</meta:creation-date>
    <dc:date>2024-05-13T07:28:12.698253364</dc:date>
    <meta:editing-duration>PT4M16S</meta:editing-duration>
    <meta:editing-cycles>1</meta:editing-cycles>
    <meta:generator>LibreOffice/7.3.7.2$Linux_X86_64 LibreOffice_project/30$Build-2</meta:generator>
    <meta:document-statistic meta:table-count="1" meta:cell-count="32" meta:object-count="0"/>
  </office:meta>
</office:document-meta>
</file>